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Ubuntu" officeooo:rsid="0015f11b" officeooo:paragraph-rsid="0015f11b"/>
    </style:style>
    <style:style style:name="P2" style:family="paragraph" style:parent-style-name="Standard">
      <style:paragraph-properties fo:text-align="justify" style:justify-single-word="false"/>
      <style:text-properties style:font-name="Ubuntu" officeooo:rsid="0015f11b" officeooo:paragraph-rsid="001afe89"/>
    </style:style>
    <style:style style:name="P3" style:family="paragraph" style:parent-style-name="Standard">
      <style:paragraph-properties fo:text-align="justify" style:justify-single-word="false"/>
      <style:text-properties style:font-name="Ubuntu" officeooo:rsid="0017b21b" officeooo:paragraph-rsid="0017b21b"/>
    </style:style>
    <style:style style:name="P4" style:family="paragraph" style:parent-style-name="Standard">
      <style:text-properties style:font-name="Ubuntu" officeooo:rsid="0017b21b" officeooo:paragraph-rsid="00323c88"/>
    </style:style>
    <style:style style:name="P5" style:family="paragraph" style:parent-style-name="Standard">
      <style:text-properties style:font-name="Ubuntu" officeooo:rsid="0017b21b" officeooo:paragraph-rsid="006ca7dd"/>
    </style:style>
    <style:style style:name="P6" style:family="paragraph" style:parent-style-name="Standard">
      <style:text-properties style:font-name="Ubuntu" officeooo:rsid="001afe89" officeooo:paragraph-rsid="001afe89"/>
    </style:style>
    <style:style style:name="P7" style:family="paragraph" style:parent-style-name="Standard">
      <style:text-properties style:font-name="Ubuntu" fo:font-size="14pt" fo:font-weight="bold" officeooo:rsid="00231bbf" officeooo:paragraph-rsid="00231bbf" style:font-size-asian="14pt" style:font-weight-asian="bold" style:font-size-complex="14pt" style:font-weight-complex="bold"/>
    </style:style>
    <style:style style:name="P8" style:family="paragraph" style:parent-style-name="Standard">
      <style:paragraph-properties fo:text-align="justify" style:justify-single-word="false"/>
      <style:text-properties style:font-name="Ubuntu" officeooo:rsid="002f8784" officeooo:paragraph-rsid="003b8594"/>
    </style:style>
    <style:style style:name="P9" style:family="paragraph" style:parent-style-name="Standard">
      <style:paragraph-properties fo:text-align="justify" style:justify-single-word="false"/>
      <style:text-properties style:font-name="Ubuntu" officeooo:rsid="002f8784" officeooo:paragraph-rsid="0051b45b"/>
    </style:style>
    <style:style style:name="P10" style:family="paragraph" style:parent-style-name="Standard">
      <style:paragraph-properties fo:text-align="justify" style:justify-single-word="false"/>
      <style:text-properties style:font-name="Ubuntu" officeooo:rsid="003607a7" officeooo:paragraph-rsid="005b3cae"/>
    </style:style>
    <style:style style:name="P11" style:family="paragraph" style:parent-style-name="Table_20_Contents">
      <style:text-properties style:font-name="Ubuntu" officeooo:rsid="001afe89" officeooo:paragraph-rsid="001afe89"/>
    </style:style>
    <style:style style:name="P12" style:family="paragraph" style:parent-style-name="Table_20_Contents">
      <style:text-properties style:font-name="Ubuntu" fo:font-size="14pt" fo:font-weight="bold" officeooo:rsid="001afe89" officeooo:paragraph-rsid="001afe89" style:font-size-asian="14pt" style:font-weight-asian="bold" style:font-size-complex="14pt" style:font-weight-complex="bold"/>
    </style:style>
    <style:style style:name="P13" style:family="paragraph" style:parent-style-name="Table_20_Contents">
      <style:text-properties style:font-name="Ubuntu" officeooo:rsid="0028ad1c" officeooo:paragraph-rsid="0028ad1c"/>
    </style:style>
    <style:style style:name="P14" style:family="paragraph" style:parent-style-name="Standard">
      <style:paragraph-properties fo:margin-left="1.439cm" fo:margin-right="0cm" fo:text-align="justify" style:justify-single-word="false" fo:text-indent="0cm" style:auto-text-indent="false"/>
      <style:text-properties style:font-name="Ubuntu" officeooo:rsid="00351d4b" officeooo:paragraph-rsid="0033fcaf"/>
    </style:style>
    <style:style style:name="P15" style:family="paragraph" style:parent-style-name="Standard">
      <style:paragraph-properties fo:margin-left="0cm" fo:margin-right="0cm" fo:text-align="justify" style:justify-single-word="false" fo:text-indent="0cm" style:auto-text-indent="false"/>
      <style:text-properties style:font-name="Ubuntu" officeooo:rsid="00468c7c" officeooo:paragraph-rsid="006f6274"/>
    </style:style>
    <style:style style:name="P16" style:family="paragraph" style:parent-style-name="Standard">
      <style:paragraph-properties fo:margin-left="0cm" fo:margin-right="0cm" fo:text-indent="0cm" style:auto-text-indent="false"/>
      <style:text-properties style:font-name="Ubuntu" officeooo:rsid="00468c7c" officeooo:paragraph-rsid="006f6274"/>
    </style:style>
    <style:style style:name="P17" style:family="paragraph" style:parent-style-name="Standard">
      <style:paragraph-properties fo:margin-left="0cm" fo:margin-right="0cm" fo:text-align="justify" style:justify-single-word="false" fo:text-indent="0cm" style:auto-text-indent="false"/>
      <style:text-properties style:font-name="Ubuntu" officeooo:rsid="004858b9" officeooo:paragraph-rsid="004dab24"/>
    </style:style>
    <style:style style:name="P18" style:family="paragraph" style:parent-style-name="Standard">
      <style:paragraph-properties fo:margin-left="0cm" fo:margin-right="0cm" fo:text-align="justify" style:justify-single-word="false" fo:text-indent="0cm" style:auto-text-indent="false"/>
      <style:text-properties style:font-name="Ubuntu" officeooo:rsid="0049b67a" officeooo:paragraph-rsid="0049b67a"/>
    </style:style>
    <style:style style:name="P19" style:family="paragraph" style:parent-style-name="Standard">
      <style:paragraph-properties fo:margin-left="0cm" fo:margin-right="0cm" fo:text-align="justify" style:justify-single-word="false" fo:text-indent="0cm" style:auto-text-indent="false"/>
      <style:text-properties style:font-name="Ubuntu" officeooo:rsid="004b29f5" officeooo:paragraph-rsid="004b29f5"/>
    </style:style>
    <style:style style:name="P20" style:family="paragraph" style:parent-style-name="Standard">
      <style:paragraph-properties fo:margin-left="0cm" fo:margin-right="0cm" fo:text-align="justify" style:justify-single-word="false" fo:text-indent="0cm" style:auto-text-indent="false"/>
      <style:text-properties style:font-name="Ubuntu" officeooo:rsid="004c9027" officeooo:paragraph-rsid="004c9027"/>
    </style:style>
    <style:style style:name="P21" style:family="paragraph" style:parent-style-name="Standard">
      <style:paragraph-properties fo:margin-left="0cm" fo:margin-right="0cm" fo:text-align="justify" style:justify-single-word="false" fo:text-indent="0cm" style:auto-text-indent="false"/>
      <style:text-properties style:font-name="Ubuntu" officeooo:rsid="0046a0dd" officeooo:paragraph-rsid="006f8885"/>
    </style:style>
    <style:style style:name="P22" style:family="paragraph" style:parent-style-name="Standard" style:list-style-name="L1">
      <style:paragraph-properties fo:text-align="justify" style:justify-single-word="false"/>
      <style:text-properties style:font-name="Ubuntu" officeooo:rsid="0051b45b" officeooo:paragraph-rsid="0051b45b"/>
    </style:style>
    <style:style style:name="P23" style:family="paragraph" style:parent-style-name="Standard">
      <style:paragraph-properties fo:margin-left="0cm" fo:margin-right="0cm" fo:text-indent="0cm" style:auto-text-indent="false"/>
      <style:text-properties style:font-name="Ubuntu" officeooo:rsid="00468c7c" officeooo:paragraph-rsid="006f6274"/>
    </style:style>
    <style:style style:name="P24" style:family="paragraph" style:parent-style-name="Standard">
      <style:paragraph-properties fo:margin-left="0cm" fo:margin-right="0cm" fo:text-align="justify" style:justify-single-word="false" fo:text-indent="0cm" style:auto-text-indent="false"/>
      <style:text-properties style:font-name="Ubuntu" officeooo:rsid="00468c7c" officeooo:paragraph-rsid="006f6274"/>
    </style:style>
    <style:style style:name="P25" style:family="paragraph" style:parent-style-name="Standard">
      <style:paragraph-properties fo:margin-left="0cm" fo:margin-right="0cm" fo:text-align="justify" style:justify-single-word="false" fo:text-indent="0cm" style:auto-text-indent="false"/>
      <style:text-properties style:font-name="Ubuntu" officeooo:rsid="0046a0dd" officeooo:paragraph-rsid="006f8885"/>
    </style:style>
    <style:style style:name="P26" style:family="paragraph" style:parent-style-name="Standard">
      <style:paragraph-properties fo:margin-left="0cm" fo:margin-right="0cm" fo:text-align="justify" style:justify-single-word="false" fo:text-indent="0cm" style:auto-text-indent="false"/>
      <style:text-properties style:font-name="Ubuntu" officeooo:rsid="0089ca17" officeooo:paragraph-rsid="0089ca17"/>
    </style:style>
    <style:style style:name="T1" style:family="text">
      <style:text-properties officeooo:rsid="001afe89"/>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officeooo:rsid="001afe89" style:font-size-asian="14pt" style:font-weight-asian="bold" style:font-size-complex="14pt" style:font-weight-complex="bold"/>
    </style:style>
    <style:style style:name="T4" style:family="text">
      <style:text-properties officeooo:rsid="002f14f1"/>
    </style:style>
    <style:style style:name="T5" style:family="text">
      <style:text-properties officeooo:rsid="00323c88"/>
    </style:style>
    <style:style style:name="T6" style:family="text">
      <style:text-properties officeooo:rsid="00375fba"/>
    </style:style>
    <style:style style:name="T7" style:family="text">
      <style:text-properties officeooo:rsid="003ce67f"/>
    </style:style>
    <style:style style:name="T8" style:family="text">
      <style:text-properties officeooo:rsid="0040bd9d"/>
    </style:style>
    <style:style style:name="T9" style:family="text">
      <style:text-properties officeooo:rsid="0049b67a"/>
    </style:style>
    <style:style style:name="T10" style:family="text">
      <style:text-properties officeooo:rsid="004dab24"/>
    </style:style>
    <style:style style:name="T11" style:family="text">
      <style:text-properties officeooo:rsid="004f0855"/>
    </style:style>
    <style:style style:name="T12" style:family="text">
      <style:text-properties officeooo:rsid="0050351e"/>
    </style:style>
    <style:style style:name="T13" style:family="text">
      <style:text-properties fo:font-style="italic" style:font-style-asian="italic" style:font-style-complex="italic"/>
    </style:style>
    <style:style style:name="T14" style:family="text">
      <style:text-properties fo:font-style="italic" officeooo:rsid="0040bd9d" style:font-style-asian="italic" style:font-style-complex="italic"/>
    </style:style>
    <style:style style:name="T15" style:family="text">
      <style:text-properties fo:font-style="italic" officeooo:rsid="0049b67a" style:font-style-asian="italic" style:font-style-complex="italic"/>
    </style:style>
    <style:style style:name="T16" style:family="text">
      <style:text-properties fo:font-style="italic" officeooo:rsid="005b3cae" style:font-style-asian="italic" style:font-style-complex="italic"/>
    </style:style>
    <style:style style:name="T17" style:family="text">
      <style:text-properties fo:font-style="italic" officeooo:rsid="00323c88" style:font-style-asian="italic" style:font-style-complex="italic"/>
    </style:style>
    <style:style style:name="T18" style:family="text">
      <style:text-properties fo:font-style="italic" officeooo:rsid="004dab24" style:font-style-asian="italic" style:font-style-complex="italic"/>
    </style:style>
    <style:style style:name="T19" style:family="text">
      <style:text-properties fo:font-style="italic" officeooo:rsid="007c0c42" style:font-style-asian="italic" style:font-style-complex="italic"/>
    </style:style>
    <style:style style:name="T20" style:family="text">
      <style:text-properties fo:font-style="italic" officeooo:rsid="007cd90e" style:font-style-asian="italic" style:font-style-complex="italic"/>
    </style:style>
    <style:style style:name="T21" style:family="text">
      <style:text-properties fo:font-style="italic" officeooo:rsid="0085e9d5" style:font-style-asian="italic" style:font-style-complex="italic"/>
    </style:style>
    <style:style style:name="T22" style:family="text">
      <style:text-properties fo:font-style="italic" fo:font-weight="bold" officeooo:rsid="0040bd9d" style:font-style-asian="italic" style:font-weight-asian="bold" style:font-style-complex="italic" style:font-weight-complex="bold"/>
    </style:style>
    <style:style style:name="T23" style:family="text">
      <style:text-properties officeooo:rsid="0057bd4f"/>
    </style:style>
    <style:style style:name="T24" style:family="text">
      <style:text-properties officeooo:rsid="005b3cae"/>
    </style:style>
    <style:style style:name="T25" style:family="text">
      <style:text-properties officeooo:rsid="005cb985"/>
    </style:style>
    <style:style style:name="T26" style:family="text">
      <style:text-properties officeooo:rsid="0062b657"/>
    </style:style>
    <style:style style:name="T27" style:family="text">
      <style:text-properties officeooo:rsid="006b5b0f"/>
    </style:style>
    <style:style style:name="T28" style:family="text">
      <style:text-properties officeooo:rsid="006ca7dd"/>
    </style:style>
    <style:style style:name="T29" style:family="text">
      <style:text-properties fo:font-weight="bold" officeooo:rsid="0040bd9d" style:font-weight-asian="bold" style:font-weight-complex="bold"/>
    </style:style>
    <style:style style:name="T30" style:family="text">
      <style:text-properties fo:font-weight="bold" officeooo:rsid="0057bd4f" style:font-weight-asian="bold" style:font-weight-complex="bold"/>
    </style:style>
    <style:style style:name="T31" style:family="text">
      <style:text-properties fo:font-weight="bold" officeooo:rsid="006f6274" style:font-weight-asian="bold" style:font-weight-complex="bold"/>
    </style:style>
    <style:style style:name="T32" style:family="text">
      <style:text-properties fo:font-weight="bold" officeooo:rsid="00323c88" style:font-weight-asian="bold" style:font-weight-complex="bold"/>
    </style:style>
    <style:style style:name="T33" style:family="text">
      <style:text-properties fo:font-weight="bold" officeooo:rsid="005b3cae" style:font-weight-asian="bold" style:font-weight-complex="bold"/>
    </style:style>
    <style:style style:name="T34" style:family="text">
      <style:text-properties fo:font-weight="bold" officeooo:rsid="00766365" style:font-weight-asian="bold" style:font-weight-complex="bold"/>
    </style:style>
    <style:style style:name="T35" style:family="text">
      <style:text-properties fo:font-weight="bold" officeooo:rsid="0070f2fa" style:font-weight-asian="bold" style:font-weight-complex="bold"/>
    </style:style>
    <style:style style:name="T36" style:family="text">
      <style:text-properties officeooo:rsid="006f6274"/>
    </style:style>
    <style:style style:name="T37" style:family="text">
      <style:text-properties fo:font-weight="normal" officeooo:rsid="006f6274" style:font-weight-asian="normal" style:font-weight-complex="normal"/>
    </style:style>
    <style:style style:name="T38" style:family="text">
      <style:text-properties fo:font-weight="normal" officeooo:rsid="0070f2fa" style:font-weight-asian="normal" style:font-weight-complex="normal"/>
    </style:style>
    <style:style style:name="T39" style:family="text">
      <style:text-properties fo:font-weight="normal" officeooo:rsid="00766365" style:font-weight-asian="normal" style:font-weight-complex="normal"/>
    </style:style>
    <style:style style:name="T40" style:family="text">
      <style:text-properties fo:font-weight="normal" officeooo:rsid="007a337b" style:font-weight-asian="normal" style:font-weight-complex="normal"/>
    </style:style>
    <style:style style:name="T41" style:family="text">
      <style:text-properties fo:font-weight="normal" officeooo:rsid="007cd90e" style:font-weight-asian="normal" style:font-weight-complex="normal"/>
    </style:style>
    <style:style style:name="T42" style:family="text">
      <style:text-properties officeooo:rsid="00739f04"/>
    </style:style>
    <style:style style:name="T43" style:family="text">
      <style:text-properties officeooo:rsid="007cd90e"/>
    </style:style>
    <style:style style:name="T44" style:family="text">
      <style:text-properties fo:font-style="normal" officeooo:rsid="007cd90e" style:font-style-asian="normal" style:font-style-complex="normal"/>
    </style:style>
    <style:style style:name="T45" style:family="text">
      <style:text-properties officeooo:rsid="0085e9d5"/>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row>
          <table:table-cell table:style-name="Tabla1.A1" table:number-rows-spanned="4" office:value-type="string">
            <text:p text:style-name="P12">Práctica <text:span text:style-name="T4">Build 2+GIT</text:span></text:p>
          </table:table-cell>
          <table:table-cell table:style-name="Tabla1.B1" office:value-type="string">
            <text:p text:style-name="P2">Entrega<text:span text:style-name="T1">bles</text:span>: <text:span text:style-name="T1">E</text:span>ste <text:span text:style-name="T1">documento, la url del repositorio público en github</text:span> <text:span text:style-name="T6">y el histórico bash</text:span></text:p>
          </table:table-cell>
        </table:table-row>
        <table:table-row>
          <table:covered-table-cell/>
          <table:table-cell table:style-name="Tabla1.B2" office:value-type="string">
            <text:p text:style-name="P11">Fecha Entrega: <text:span text:style-name="T8">26</text:span>/2/19</text:p>
          </table:table-cell>
        </table:table-row>
        <table:table-row>
          <table:covered-table-cell/>
          <table:table-cell table:style-name="Tabla1.B2" office:value-type="string">
            <text:p text:style-name="P11">Equipo: Individual</text:p>
          </table:table-cell>
        </table:table-row>
        <table:table-row>
          <table:covered-table-cell/>
          <table:table-cell table:style-name="Tabla1.B2" office:value-type="string">
            <text:p text:style-name="P13">Herramienta<text:span text:style-name="T7">s</text:span>: <text:span text:style-name="T8">Ant, Maven y GIT</text:span></text:p>
          </table:table-cell>
        </table:table-row>
      </table:table>
      <text:p text:style-name="P1"/>
      <text:p text:style-name="P1"><text:span text:style-name="T2">Introducci</text:span><text:span text:style-name="T3">ó</text:span><text:span text:style-name="T2">n</text:span></text:p>
      <text:p text:style-name="P1"/>
      <text:p text:style-name="P10"><text:span text:style-name="T24">Las aplicaciones JAVA tiene un alto grado de </text:span><text:span text:style-name="T16">uniformidad</text:span><text:span text:style-name="T24"> en cuanto a estructura de directorio gracias al uso mayoritario de herramientas <text:s/>como </text:span><text:span text:style-name="T33">Maven</text:span><text:span text:style-name="T24">. </text:span>La <text:span text:style-name="T27">gestión de la configuración</text:span> de un entregable <text:span text:style-name="T23">requiere herramientas específicas y en esta práctica se presenta la herramienta </text:span><text:span text:style-name="T30">GIT</text:span>.</text:p>
      <text:p text:style-name="P6"/>
      <text:p text:style-name="P7">Desarrollo de la práctica</text:p>
      <text:p text:style-name="P1"/>
      <text:p text:style-name="P4">1.-<text:span text:style-name="T28">Comprueba si están instalados y, si no lo están, instala</text:span> <text:span text:style-name="T26">las siguientes herramientas:</text:span></text:p>
      <text:p text:style-name="P5"><text:tab/><text:span text:style-name="T29">Ant</text:span><text:span text:style-name="T8">: https://ant.apache.org/manual/install.html</text:span></text:p>
      <text:p text:style-name="P5"><text:tab/><text:span text:style-name="T29">Maven</text:span><text:span text:style-name="T8"> : https://maven.apache.org/install.html</text:span></text:p>
      <text:p text:style-name="P5"><text:tab/><text:span text:style-name="T30">GIT</text:span><text:span text:style-name="T23">: https://git-scm.com/book/en/v2/Getting-Started-Installing-Git</text:span></text:p>
      <text:p text:style-name="P4"/>
      <text:p text:style-name="P3">2.-<text:span text:style-name="T5">Prepara la generación y compilación de dos entregables del proyecto, revisando la documentación de </text:span><text:span text:style-name="T32">Maven</text:span><text:span text:style-name="T5"> y las múltiples opciones </text:span><text:span text:style-name="T17">antes</text:span><text:span text:style-name="T5"> de crear la estructura:</text:span></text:p>
      <text:p text:style-name="P3"/>
      <text:p text:style-name="P9"><text:tab/>2.1.-<text:span text:style-name="T29">Maven</text:span><text:span text:style-name="T8">. Genera dos estructuras de proyecto con las </text:span><text:span text:style-name="T22">convenciones</text:span><text:span text:style-name="T8"> dadas (paquete y de nomenclatura de la clase principal):</text:span></text:p>
      <text:list xml:id="list2293646106" text:style-name="L1">
        <text:list-item>
          <text:list>
            <text:list-item>
              <text:p text:style-name="P22">-DartifactId=simple</text:p>
            </text:list-item>
            <text:list-item>
              <text:p text:style-name="P22">-DartifactId=simple-webapp </text:p>
            </text:list-item>
          </text:list>
        </text:list-item>
      </text:list>
      <text:p text:style-name="P14"/>
      <text:p text:style-name="P8"><text:tab/>2.2.-<text:span text:style-name="T29">Ant</text:span><text:span text:style-name="T8">. Define un fichero de compilación, </text:span><text:span text:style-name="T14">build.xml, </text:span><text:span text:style-name="T8">para compilar la estructura del proyecto “</text:span><text:span text:style-name="T14">simple</text:span><text:span text:style-name="T8">” (src y target) generado en el apartado anterior.</text:span></text:p>
      <text:p text:style-name="P8"/>
      <text:p text:style-name="P15"><text:span text:style-name="T36">3.1.- Teniendo en cuenta el WBS del proyecto, organiza la estructura de un repositorio personal público de </text:span><text:span text:style-name="T31">github </text:span><text:span text:style-name="T39">para esta asignatura</text:span><text:span text:style-name="T34"> </text:span><text:span text:style-name="T37">donde subir los entregables. </text:span><text:span text:style-name="T38">Incluye los entrega</text:span><text:span text:style-name="T40">b</text:span><text:span text:style-name="T38">les de la práctica </text:span><text:span text:style-name="T40">anterior </text:span><text:span text:style-name="T38"><text:s/>e indica </text:span><text:span text:style-name="T41">a continuación</text:span><text:span text:style-name="T38"> la url del </text:span><text:span text:style-name="T35">github</text:span><text:span text:style-name="T38">.</text:span></text:p>
      <text:p text:style-name="P15"><text:span text:style-name="T38"/></text:p>
      <text:p text:style-name="P16">https://github.com/paula-arias-iza/gpi2</text:p>
      <text:p text:style-name="P16"/>
      <text:p text:style-name="P16">3.<text:span text:style-name="T42">2</text:span>.-<text:span text:style-name="T43">Realiza el siguiente ejercicio de </text:span><text:span text:style-name="T19">b</text:span><text:span text:style-name="T13">ranching y </text:span><text:span text:style-name="T19">m</text:span><text:span text:style-name="T13">erging </text:span><text:span text:style-name="T44">con git</text:span><text:span text:style-name="T20"> </text:span><text:span text:style-name="T44">(por línea de comando):</text:span></text:p>
      <text:p text:style-name="P17"><text:span text:style-name="T10">a) </text:span>Crea <text:span text:style-name="T11">un</text:span> repositorio local con el fichero “index.html”. <text:span text:style-name="T12">Después crea el b</text:span>ranch <text:span text:style-name="T13">req001</text:span> para <text:span text:style-name="T9">trabajar en una nueva funcionalidad</text:span>. <text:span text:style-name="T9">Modifica el fichero “index.html” e intégralo en el </text:span><text:span text:style-name="T15"><text:s/>repositor</text:span><text:span text:style-name="T21">io local</text:span><text:span text:style-name="T9">.</text:span></text:p>
      <text:p text:style-name="P18"><text:span text:style-name="T10">b) </text:span>En este punto <text:span text:style-name="T12">del proyecto </text:span>surge la necesidad de un <text:span text:style-name="T13">hotfix</text:span>: No se puede <text:span text:style-name="T10">poner en producción los cambios de</text:span> <text:span text:style-name="T13">req001</text:span> por lo que <text:span text:style-name="T10">para realizar el </text:span><text:span text:style-name="T18">hotfix</text:span><text:span text:style-name="T10"> </text:span>se <text:span text:style-name="T10">debe </text:span>v<text:span text:style-name="T10">olver </text:span>al <text:span text:style-name="T13">branch</text:span> <text:span text:style-name="T13">master</text:span>. <text:span text:style-name="T45">Para resolver la incidencia hay que c</text:span>rea<text:span text:style-name="T10">r un nuevo</text:span> <text:span text:style-name="T13">branch</text:span> <text:span text:style-name="T13">hotfix</text:span> <text:span text:style-name="T10">donde hay que</text:span> modifica<text:span text:style-name="T25">r</text:span> “index.html”.</text:p>
      <text:p text:style-name="P19"><text:span text:style-name="T10">c) Después</text:span> de <text:span text:style-name="T45">hacer</text:span> <text:span text:style-name="T10">los cambios en </text:span><text:span text:style-name="T18">hotfix</text:span>, se ha<text:span text:style-name="T45">z un</text:span> <text:span text:style-name="T13">merge</text:span> al <text:span text:style-name="T13">branch</text:span> <text:span text:style-name="T13">master</text:span> <text:span text:style-name="T10">y borra el </text:span><text:span text:style-name="T18">branch</text:span><text:span text:style-name="T10"> </text:span><text:span text:style-name="T18">hotfix</text:span><text:span text:style-name="T10">.</text:span></text:p>
      <text:p text:style-name="P20"><text:span text:style-name="T10">d) Por último, vuelve al</text:span> branch <text:s/><text:span text:style-name="T13">req001</text:span> <text:span text:style-name="T10">para continuar el trabajo previsto inicialmente.</text:span></text:p>
      <text:p text:style-name="P21"/>
      <text:p text:style-name="P21"><text:soft-page-break/><text:span text:style-name="T9">3.3.-Explica cómo podrías </text:span><text:span text:style-name="T15">minimizar</text:span><text:span text:style-name="T9"> o </text:span><text:span text:style-name="T15">evitar</text:span><text:span text:style-name="T9"> </text:span><text:span text:style-name="T15">conflictos</text:span><text:span text:style-name="T9"> dentro de un equipo de desarrollo a partir de la situación que se plantea en el siguiente enlace: </text:span><text:a xlink:type="simple" xlink:href="https://www.atlassian.com/git/tutorials/using-branches/merge-conflicts" text:style-name="Internet_20_link" text:visited-style-name="Visited_20_Internet_20_Link"><text:span text:style-name="T9">https://www.atlassian.com/git/tutorials/using-branches/merge-conflicts</text:span></text:a></text:p>
      <text:p text:style-name="P21"/>
      <text:p text:style-name="P26">Se podrían minimizar haciendo que no toda persona que trabaje en el proyecto pueda hacer merge, de esta forma solo quien sabe usar bien la herramienta puede fusionar las ramas. Quienes no puedan hacer merge, podrían hacer peticiones para hacer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1T17:53:55.360458719</meta:creation-date>
    <dc:date>2020-02-26T11:57:26.366002423</dc:date>
    <meta:editing-duration>P4DT3H2M8S</meta:editing-duration>
    <meta:editing-cycles>102</meta:editing-cycles>
    <meta:generator>LibreOffice/6.0.7.3$Linux_X86_64 LibreOffice_project/00m0$Build-3</meta:generator>
    <meta:document-statistic meta:table-count="1" meta:image-count="0" meta:object-count="0" meta:page-count="2" meta:paragraph-count="26" meta:word-count="398" meta:character-count="2768" meta:non-whitespace-character-count="2388"/>
  </office:meta>
</office:document-meta>
</file>